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solution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  <text:h text:style-name="Heading_20_1" text:outline-level="1"><text:bookmark-start text:name="parsing-numeric-types"/>Parsing Numeric Types<text:bookmark-end text:name="parsing-numeric-types"/></text:h>
      <text:list text:style-name="L3">
        <text:list-item>
          <text:p text:style-name="P4">So far, our user input has always returned a specific type. What type is it?</text:p>
        </text:list-item>
        <text:list-item>
          <text:p text:style-name="P4">Without making changes to the code, execute it again but give a number as your first name. Does the type returned change if the user enters only numeric values?</text:p>
        </text:list-item>
        <text:list-item>
          <text:p text:style-name="P4">What if you ask the user directly for an integer? How can you store it in an int variable?</text:p>
        </text:list-item>
        <text:list-item>
          <text:p text:style-name="P4">Add the following to the code:</text:p>
          <text:p text:style-name="P4">Console.WriteLine(“Please enter your age in years as an integer.”);</text:p>
          <text:p text:style-name="P4">string ageInput = Console.ReadLine(); int age = int.Parse(ageInput);</text:p>
          <text:p text:style-name="P4">Console.WriteLine($"Your age in months is {age*12}");</text:p>
        </text:list-item>
        <text:list-item>
          <text:p text:style-name="P4">Re-compile and execute your code. Be sure to enter a whole number for your age.</text:p>
        </text:list-item>
        <text:list-item>
          <text:p text:style-name="P4">Are the results what you expect?</text:p>
        </text:list-item>
        <text:list-item>
          <text:p text:style-name="P4">Run the code again, this time with a negative number for your age. Then try again with 0. Does the code still work?</text:p>
        </text:list-item>
        <text:list-item>
          <text:p text:style-name="P4">What if you were to enter a floating point number when asked for an integer? What if you entered the word “twenty”?</text:p>
        </text:list-item>
        <text:list-item>
          <text:p text:style-name="P4">Here you are purposely ignoring the prompt, but know that your user may purposely or accidentally give the wrong input type.</text:p>
        </text:list-item>
        <text:list-item>
          <text:p text:style-name="P4">Later in the course you will learn how to handle untrustworthy user input</text:p>
        </text:list-item>
        <text:list-item>
          <text:p text:style-name="P4">Can you think of a change you can make to the code to accept ages of type float instead of int? Try making that change!</text:p>
        </text:list-item>
        <text:list-item>
          <text:p text:style-name="P4">If you were to ask a user to enter an age without specifying its type, what .Parse should you use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3Z</meta:creation-date>
    <dc:date>2021-05-26T21:47:13Z</dc:date>
    <meta:user-defined meta:name="date" meta:value-type="string">May  26, 2021 (09:4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